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tang" svg:font-family="Batang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095a79" officeooo:paragraph-rsid="00095a79"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: Create my own flashcard app for Korean. This would also have backend capabilities if I wanted it to sync with other devices. In terms of minimum viable product, I just want the following.</text:p>
      <text:p text:style-name="P1">1. It has to be better than the TOPIK app I currently have. Or I guess minimum would be replicable to that. But that means in terms of design, I want to implement the principles here before I get them out later. So things like backend server instead of local storage? Or keeping track of progress in a server rather than whatever.</text:p>
      <text:p text:style-name="P1">2. The viable answers need to all be the same type of word. For example, if it’s a noun, then it needs to show all nouns</text:p>
      <text:p text:style-name="P1">3. Pacing structure? Maybe for like you want to test the word immediately after, then also </text:p>
      <text:p text:style-name="P1">after a day or so, then 2 days, then 4 days? Idk the science behind that.</text:p>
      <text:p text:style-name="P1">Data modeling.</text:p>
      <text:p text:style-name="P1">Let’s start with Word This word class will suffice for all data, and it contains the following:</text:p>
      <text:p text:style-name="P1">1. Word_ID: auto increment ID</text:p>
      <text:p text:style-name="P1">2. EnglishWord: Because this is US based, make this the original word.</text:p>
      <text:p text:style-name="P1">3. Example in sentence: An example of the word being used in a sentence, but because there is going to be ambiguity</text:p>
      <text:p text:style-name="P1">SCRATCH ABOVE THE TRANSLATED WORD SHOULD BE THE CORE.</text:p>
      <text:p text:style-name="P1"/>
      <text:p text:style-name="P1">Word Class</text:p>
      <text:p text:style-name="P1">1. Word_ID: Auto increment ID</text:p>
      <text:p text:style-name="P1">2. Term: Whatever the translated word is, this is a string that can be in ANY LANGUAGE.</text:p>
      <text:p text:style-name="P1">3. Language_ID: whatever language this thing is in.</text:p>
      <text:p text:style-name="P1">4. Word_Type_ID: </text:p>
      <text:p text:style-name="P1"/>
      <text:p text:style-name="P1">Translation</text:p>
      <text:p text:style-name="P1">Translation_ID</text:p>
      <text:p text:style-name="P1">1. Translation_ID: Auto increment ID</text:p>
      <text:p text:style-name="P1">2. Word_ID: Whatever word is matching.</text:p>
      <text:p text:style-name="P1">3. Translated_Word_ID: The matching translation word</text:p>
      <text:p text:style-name="P1">4. Definition_ID: whatever matching word it is, but for more complex things AKA literal definitions?</text:p>
      <text:p text:style-name="P1">*: A word should have a matching definition or translated word ID, but having both not really.</text:p>
      <text:p text:style-name="P1">At that point create a new one.</text:p>
      <text:p text:style-name="P1"/>
      <text:p text:style-name="P1">Definition</text:p>
      <text:p text:style-name="P1">Definition_ID: Auto increment definition</text:p>
      <text:p text:style-name="P1">Language_ID: Whatever the translation’s target</text:p>
      <text:p text:style-name="P1">Definition: Whatever thing you would want to add to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tang" svg:font-family="Batang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atang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atang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15:17:22.218000000</meta:creation-date>
    <dc:date>2025-07-26T18:33:45.286000000</dc:date>
    <meta:editing-duration>PT3H16M23S</meta:editing-duration>
    <meta:editing-cycles>1</meta:editing-cycles>
    <meta:document-statistic meta:table-count="0" meta:image-count="0" meta:object-count="0" meta:page-count="1" meta:paragraph-count="28" meta:word-count="333" meta:character-count="1908" meta:non-whitespace-character-count="1601"/>
    <meta:generator>LibreOffice/7.6.0.3$Windows_X86_64 LibreOffice_project/69edd8b8ebc41d00b4de3915dc82f8f0fc3b6265</meta:generator>
  </office:meta>
</office:document-meta>
</file>